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67bdc" officeooo:paragraph-rsid="00067bdc"/>
    </style:style>
    <style:style style:name="P2" style:family="paragraph" style:parent-style-name="Lycée_20_2019_20_EnTête_20_">
      <style:text-properties officeooo:rsid="00106011" officeooo:paragraph-rsid="002a6e02"/>
    </style:style>
    <style:style style:name="P3" style:family="paragraph" style:parent-style-name="Lycée_20_2019_20_EnTête_20_">
      <style:text-properties officeooo:rsid="00106011" officeooo:paragraph-rsid="00106011"/>
    </style:style>
    <style:style style:name="P4" style:family="paragraph" style:parent-style-name="Lycée_20_2019_20_Pied_20_de_20_page_20_">
      <style:text-properties officeooo:paragraph-rsid="002a6e02"/>
    </style:style>
    <style:style style:name="P5" style:family="paragraph" style:parent-style-name="lycée_20_2019_20_Texte_5f_cours">
      <style:text-properties officeooo:rsid="0066438f" officeooo:paragraph-rsid="0066438f"/>
    </style:style>
    <style:style style:name="P6" style:family="paragraph" style:parent-style-name="lycée_20_2019_20_Texte_5f_cours">
      <style:text-properties officeooo:rsid="0069aafd" officeooo:paragraph-rsid="0069aafd"/>
    </style:style>
    <style:style style:name="P7" style:family="paragraph" style:parent-style-name="Lycée_20_2019_20_Texte_5f_cours_5f_important_20_">
      <style:text-properties officeooo:paragraph-rsid="0066438f"/>
    </style:style>
    <style:style style:name="P8" style:family="paragraph" style:parent-style-name="Lycée_20_2019_20_Texte_5f_cours_5f_important_20_">
      <style:text-properties officeooo:paragraph-rsid="006acb5d"/>
    </style:style>
    <style:style style:name="P9" style:family="paragraph" style:parent-style-name="Lycée_20_2019_20_Texte_5f_cours_5f_important_20_">
      <style:text-properties officeooo:rsid="006acb5d" officeooo:paragraph-rsid="006acb5d"/>
    </style:style>
    <style:style style:name="P10" style:family="paragraph" style:parent-style-name="Lycée_20_2019_20_Texte_5f_cours_5f_important_20_">
      <style:text-properties officeooo:rsid="006acb5d" officeooo:paragraph-rsid="006c4b91"/>
    </style:style>
    <style:style style:name="P11" style:family="paragraph" style:parent-style-name="Lycée_20_2019_20_Texte_5f_cours_5f_important_20_">
      <style:text-properties officeooo:rsid="006c4b91" officeooo:paragraph-rsid="006c4b91"/>
    </style:style>
    <style:style style:name="P12" style:family="paragraph" style:parent-style-name="Lycée_20_2019_20_Texte_5f_exo">
      <style:text-properties fo:font-style="italic" officeooo:rsid="0069aafd" style:font-style-asian="italic" style:font-style-complex="italic"/>
    </style:style>
    <style:style style:name="P13" style:family="paragraph" style:parent-style-name="Lycée_20_2019_20_Titre_20_Leçon" style:master-page-name="Lycée_20_2019_20_fiche_20_exo">
      <style:paragraph-properties style:page-number="auto"/>
      <style:text-properties officeooo:rsid="00608836" officeooo:paragraph-rsid="00608836"/>
    </style:style>
    <style:style style:name="P14" style:family="paragraph" style:parent-style-name="Lycée_20_2019Paragraphe">
      <style:text-properties officeooo:rsid="00608836" officeooo:paragraph-rsid="00608836"/>
    </style:style>
    <style:style style:name="T1" style:family="text">
      <style:text-properties officeooo:rsid="0061516e"/>
    </style:style>
    <style:style style:name="T2" style:family="text">
      <style:text-properties officeooo:rsid="0063aa2c"/>
    </style:style>
    <style:style style:name="T3" style:family="text">
      <style:text-properties officeooo:rsid="0064f93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64f930" style:font-style-asian="italic" style:font-style-complex="italic"/>
    </style:style>
    <style:style style:name="T6" style:family="text">
      <style:text-properties fo:font-style="italic" officeooo:rsid="0069645a" style:font-style-asian="italic" style:font-style-complex="italic"/>
    </style:style>
    <style:style style:name="T7" style:family="text">
      <style:text-properties fo:font-style="italic" officeooo:rsid="0069aafd" style:font-style-asian="italic" style:font-style-complex="italic"/>
    </style:style>
    <style:style style:name="T8" style:family="text">
      <style:text-properties fo:font-style="italic" officeooo:rsid="006acb5d" style:font-style-asian="italic" style:font-style-complex="italic"/>
    </style:style>
    <style:style style:name="T9" style:family="text">
      <style:text-properties fo:font-style="italic" officeooo:rsid="006c4b91" style:font-style-asian="italic" style:font-style-complex="italic"/>
    </style:style>
    <style:style style:name="T10" style:family="text">
      <style:text-properties officeooo:rsid="0066438f"/>
    </style:style>
    <style:style style:name="T11" style:family="text">
      <style:text-properties officeooo:rsid="0069645a"/>
    </style:style>
    <style:style style:name="T12" style:family="text">
      <style:text-properties officeooo:rsid="0069aaf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6a00c5" style:font-style-asian="normal" style:font-style-complex="normal"/>
    </style:style>
    <style:style style:name="T15" style:family="text">
      <style:text-properties officeooo:rsid="006a0a01"/>
    </style:style>
    <style:style style:name="T16" style:family="text">
      <style:text-properties officeooo:rsid="006acb5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6c4b91"/>
    </style:style>
    <style:style style:name="T19" style:family="text">
      <style:text-properties officeooo:rsid="0070cd9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ide mémoire</text:p>
      <text:list xml:id="list3403602977" text:style-name="lycée_20_2019_20_Paragraphe_5f_num">
        <text:list-item>
          <text:h text:style-name="P14" text:outline-level="1">Langage ensembliste</text:h>
          <text:list>
            <text:list-item>
              <text:h text:style-name="Lycée_20_2019Paragraphe" text:outline-level="1"><text:s/><text:span text:style-name="T1">Ensemble</text:span></text:h>
            </text:list-item>
          </text:list>
        </text:list-item>
      </text:list>
      <text:p text:style-name="Lycée_20_2019_20_Texte_5f_cours_5f_important_20_">Un ensemble est une collection d’éléments.</text:p>
      <text:list xml:id="list3375659659" text:style-name="Lycée_20_2019_20_Exemple">
        <text:list-item>
          <text:h text:style-name="Lycée_20_2019_20_Exemple" text:outline-level="1"><text:s/></text:h>
        </text:list-item>
      </text:list>
      <text:p text:style-name="lycée_20_2019_20_Texte_5f_cours"><draw:frame draw:style-name="fr1" draw:name="Objet1" text:anchor-type="as-char" svg:width="1.556cm" svg:height="0.568cm" draw:z-index="0"><draw:object xlink:href="./Object 1" xlink:type="simple" xlink:show="embed" xlink:actuate="onLoad"/><draw:image xlink:href="./ObjectReplacements/Object 1" xlink:type="simple" xlink:show="embed" xlink:actuate="onLoad"/></draw:frame> ; <text:s/><draw:frame draw:style-name="fr1" draw:name="Objet2" text:anchor-type="as-char" svg:width="3.101cm" svg:height="0.572cm" draw:z-index="1"><draw:object xlink:href="./Object 2" xlink:type="simple" xlink:show="embed" xlink:actuate="onLoad"/><draw:image xlink:href="./ObjectReplacements/Object 2" xlink:type="simple" xlink:show="embed" xlink:actuate="onLoad"/></draw:frame><text:s text:c="2"/><text:span text:style-name="T2">sont des ensembles finis.</text:span></text:p>
      <text:p text:style-name="lycée_20_2019_20_Texte_5f_cours"><draw:frame draw:style-name="fr1" draw:name="Objet7" text:anchor-type="as-char" svg:width="2.956cm" svg:height="0.492cm" draw:z-index="5"><draw:object xlink:href="./Object 7" xlink:type="simple" xlink:show="embed" xlink:actuate="onLoad"/><draw:image xlink:href="./ObjectReplacements/Object 7" xlink:type="simple" xlink:show="embed" xlink:actuate="onLoad"/></draw:frame><text:s/><text:span text:style-name="T3">permet d’alléger l’écriture en écrivant seulement </text:span><text:span text:style-name="T5">E</text:span><text:span text:style-name="T3"> pour parler de l’ensemble décrit.</text:span></text:p>
      <text:p text:style-name="lycée_20_2019_20_Texte_5f_cours"><draw:frame draw:style-name="fr1" draw:name="Objet3" text:anchor-type="as-char" svg:width="3.463cm" svg:height="0.471cm" draw:z-index="2"><draw:object xlink:href="./Object 3" xlink:type="simple" xlink:show="embed" xlink:actuate="onLoad"/><draw:image xlink:href="./ObjectReplacements/Object 3" xlink:type="simple" xlink:show="embed" xlink:actuate="onLoad"/></draw:frame><text:s/><text:span text:style-name="T2">sont des ensembles infinis. </text:span></text:p>
      <text:p text:style-name="lycée_20_2019_20_Texte_5f_cours"/>
      <text:list xml:id="list91023097376676" text:continue-list="list3403602977" text:style-name="lycée_20_2019_20_Paragraphe_5f_num">
        <text:list-item>
          <text:list>
            <text:list-item>
              <text:h text:style-name="Lycée_20_2019Paragraphe" text:outline-level="1">Appartenance </text:h>
            </text:list-item>
          </text:list>
        </text:list-item>
      </text:list>
      <text:p text:style-name="Lycée_20_2019_20_Texte_5f_cours_5f_important_20_"><text:span text:style-name="T2">Le symbole </text:span><draw:frame draw:style-name="fr1" draw:name="Objet4" text:anchor-type="as-char" svg:width="0.534cm" svg:height="0.467cm" draw:z-index="3"><draw:object xlink:href="./Object 4" xlink:type="simple" xlink:show="embed" xlink:actuate="onLoad"/><draw:image xlink:href="./ObjectReplacements/Object 4" xlink:type="simple" xlink:show="embed" xlink:actuate="onLoad"/></draw:frame>  <text:span text:style-name="T2">se lit « appartient à »</text:span></text:p>
      <text:p text:style-name="Lycée_20_2019_20_Texte_5f_cours_5f_important_20_"><text:span text:style-name="T2">Le symbole </text:span><draw:frame draw:style-name="fr1" draw:name="Objet5" text:anchor-type="as-char" svg:width="0.5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  <text:span text:style-name="T2">se lit « n’appartient pas à »</text:span></text:p>
      <text:list xml:id="list91021721349959" text:continue-list="list3375659659" text:style-name="Lycée_20_2019_20_Exemple">
        <text:list-item>
          <text:h text:style-name="Lycée_20_2019_20_Exemple" text:outline-level="1"><text:s/></text:h>
        </text:list-item>
      </text:list>
      <text:p text:style-name="lycée_20_2019_20_Texte_5f_cours"><draw:frame draw:style-name="fr1" draw:name="Objet6" text:anchor-type="as-char" svg:width="2.487cm" svg:height="0.467cm" draw:z-index="6"><draw:object xlink:href="./Object 6" xlink:type="simple" xlink:show="embed" xlink:actuate="onLoad"/><draw:image xlink:href="./ObjectReplacements/Object 6" xlink:type="simple" xlink:show="embed" xlink:actuate="onLoad"/></draw:frame> ; <draw:frame draw:style-name="fr1" draw:name="Objet8" text:anchor-type="as-char" svg:width="2.716cm" svg:height="0.492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lycée_20_2019_20_Texte_5f_cours"><draw:frame draw:style-name="fr1" draw:name="Objet9" text:anchor-type="as-char" svg:width="2.371cm" svg:height="0.492cm" draw:z-index="8"><draw:object xlink:href="./Object 9" xlink:type="simple" xlink:show="embed" xlink:actuate="onLoad"/><draw:image xlink:href="./ObjectReplacements/Object 9" xlink:type="simple" xlink:show="embed" xlink:actuate="onLoad"/></draw:frame><text:s text:c="2"/><text:span text:style-name="T3">on décrit un ensemble à l’aide d’une propriété (ici <text:s/></text:span><text:span text:style-name="T3"><draw:frame draw:style-name="fr1" draw:name="Objet10" text:anchor-type="as-char" svg:width="0.504cm" svg:height="0.42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)</text:span></text:p>
      <text:list xml:id="list91022754142181" text:continue-list="list91023097376676" text:style-name="lycée_20_2019_20_Paragraphe_5f_num">
        <text:list-item>
          <text:list>
            <text:list-item>
              <text:h text:style-name="Lycée_20_2019Paragraphe" text:outline-level="1">Inclusion</text:h>
            </text:list-item>
          </text:list>
        </text:list-item>
      </text:list>
      <text:p text:style-name="Lycée_20_2019_20_Texte_5f_cours_5f_important_20_">Soient E et F deux ensembles.</text:p>
      <text:p text:style-name="Lycée_20_2019_20_Texte_5f_cours_5f_important_20_"><draw:frame draw:style-name="fr1" draw:name="Objet14" text:anchor-type="as-char" svg:width="1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se lit « E est inclus dans F »</text:p>
      <text:p text:style-name="P7"><draw:frame draw:style-name="fr1" draw:name="Objet17" text:anchor-type="as-char" svg:width="1.545cm" svg:height="0.46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se lit « E <text:span text:style-name="T10">n’</text:span>est <text:span text:style-name="T10">pas</text:span> inclus dans F »</text:p>
      <text:list xml:id="list2370026205" text:style-name="Lycée_20_2019_20_Remarque">
        <text:list-item>
          <text:h text:style-name="Lycée_20_2019_20_Remarque" text:outline-level="1"><text:s/></text:h>
        </text:list-item>
      </text:list>
      <text:p text:style-name="lycée_20_2019_20_Texte_5f_cours"><draw:frame draw:style-name="fr1" draw:name="Objet15" text:anchor-type="as-char" svg:width="5.493cm" svg:height="0.471cm" draw:z-index="15"><draw:object xlink:href="./Object 15" xlink:type="simple" xlink:show="embed" xlink:actuate="onLoad"/><draw:image xlink:href="./ObjectReplacements/Object 15" xlink:type="simple" xlink:show="embed" xlink:actuate="onLoad"/></draw:frame><text:s/></text:p>
      <text:p text:style-name="P5">On écrit parfois <draw:frame draw:style-name="fr1" draw:name="Objet16" text:anchor-type="as-char" svg:width="1.208cm" svg:height="0.467cm" draw:z-index="16"><draw:object xlink:href="./Object 16" xlink:type="simple" xlink:show="embed" xlink:actuate="onLoad"/><draw:image xlink:href="./ObjectReplacements/Object 16" xlink:type="simple" xlink:show="embed" xlink:actuate="onLoad"/></draw:frame><text:s/>ce qui permet d’insister sur le fait que <text:span text:style-name="T4">E</text:span> peut être égal à <text:span text:style-name="T4">F</text:span>.</text:p>
      <text:p text:style-name="lycée_20_2019_20_Texte_5f_cours">On peut écrire les symboles dans l’autre sens : <draw:frame draw:style-name="fr1" draw:name="Objet18" text:anchor-type="as-char" svg:width="1.208cm" svg:height="0.467cm" draw:z-index="17"><draw:object xlink:href="./Object 18" xlink:type="simple" xlink:show="embed" xlink:actuate="onLoad"/><draw:image xlink:href="./ObjectReplacements/Object 18" xlink:type="simple" xlink:show="embed" xlink:actuate="onLoad"/></draw:frame><text:s/><text:span text:style-name="T11">ou </text:span><text:span text:style-name="T11"><draw:frame draw:style-name="fr1" draw:name="Objet20" text:anchor-type="as-char" svg:width="1.208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list xml:id="list91023597721222" text:continue-list="list91022754142181" text:style-name="lycée_20_2019_20_Paragraphe_5f_num">
        <text:list-item>
          <text:list>
            <text:list-item>
              <text:h text:style-name="Lycée_20_2019Paragraphe" text:outline-level="1">Intersection, Union, <text:span text:style-name="T16">Complémentaire</text:span></text:h>
            </text:list-item>
          </text:list>
        </text:list-item>
      </text:list>
      <text:p text:style-name="P8">Soient <text:span text:style-name="T4">E </text:span>; <text:span text:style-name="T4">F</text:span> <text:s/><text:span text:style-name="T16">et </text:span><text:span text:style-name="T8">G</text:span><text:span text:style-name="T16"> trois</text:span> ensembles <text:span text:style-name="T16">tels que </text:span><text:span text:style-name="T16"><draw:frame draw:style-name="fr1" draw:name="Objet26" text:anchor-type="as-char" svg:width="1.54cm" svg:height="0.467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6"><text:s/>et </text:span><text:span text:style-name="T16"><draw:frame draw:style-name="fr1" draw:name="Objet27" text:anchor-type="as-char" svg:width="1.498cm" svg:height="0.467cm" draw:z-index="2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8"><draw:frame draw:style-name="fr1" draw:name="Objet23" text:anchor-type="as-char" svg:width="1.545cm" svg:height="0.467cm" draw:z-index="24"><draw:object xlink:href="./Object 23" xlink:type="simple" xlink:show="embed" xlink:actuate="onLoad"/><draw:image xlink:href="./ObjectReplacements/Object 23" xlink:type="simple" xlink:show="embed" xlink:actuate="onLoad"/></draw:frame><text:s/><text:span text:style-name="T16">se lit «</text:span><text:span text:style-name="T8"> E</text:span><text:span text:style-name="T16"> inter </text:span><text:span text:style-name="T8">F </text:span><text:span text:style-name="T16">»</text:span></text:p>
      <text:p text:style-name="P9">C’est l’ensemble des éléments appartenant à <text:span text:style-name="T4">E</text:span> <text:s/><text:span text:style-name="T17">et</text:span> <text:s/><text:span text:style-name="T4">F</text:span>.</text:p>
      <text:p text:style-name="P9"><draw:frame draw:style-name="fr1" draw:name="Objet24" text:anchor-type="as-char" svg:width="1.545cm" svg:height="0.467cm" draw:z-index="25"><draw:object xlink:href="./Object 24" xlink:type="simple" xlink:show="embed" xlink:actuate="onLoad"/><draw:image xlink:href="./ObjectReplacements/Object 24" xlink:type="simple" xlink:show="embed" xlink:actuate="onLoad"/></draw:frame><text:s/>se lit « E union F » </text:p>
      <text:p text:style-name="P9">C’est l’ensemble des éléments appartenant à <text:span text:style-name="T4">E</text:span> <text:s/><text:span text:style-name="T17">ou</text:span> <text:s/><text:span text:style-name="T4">F</text:span>. (le « ou » est inclusif)</text:p>
      <text:p text:style-name="P9">Vous trouverez parfois écrit : <text:span text:style-name="T4">E</text:span> <text:span text:style-name="T17">et/ou</text:span> <text:span text:style-name="T4">F</text:span> pour décrire l’union.</text:p>
      <text:p text:style-name="P10"><draw:frame draw:style-name="fr1" draw:name="Objet25" text:anchor-type="as-char" svg:width="0.52cm" svg:height="0.496cm" draw:z-index="26"><draw:object xlink:href="./Object 25" xlink:type="simple" xlink:show="embed" xlink:actuate="onLoad"/><draw:image xlink:href="./ObjectReplacements/Object 25" xlink:type="simple" xlink:show="embed" xlink:actuate="onLoad"/></draw:frame><text:s/><text:span text:style-name="T18">se lit « E barre » ou encore le « complémentaire de E » </text:span></text:p>
      <text:p text:style-name="P10"><text:span text:style-name="T18">C’est l’ensemble des éléments qui n’appartiennent pas à </text:span><text:span text:style-name="T9">E</text:span><text:span text:style-name="T18">.</text:span></text:p>
      <text:p text:style-name="P11">Si on veut rappeler que E est inclus dans G, </text:p>
      <text:p text:style-name="P11">on écrit <draw:frame draw:style-name="fr1" draw:name="Objet28" text:anchor-type="as-char" svg:width="1.122cm" svg:height="0.467cm" draw:z-index="27"><draw:object xlink:href="./Object 28" xlink:type="simple" xlink:show="embed" xlink:actuate="onLoad"/><draw:image xlink:href="./ObjectReplacements/Object 28" xlink:type="simple" xlink:show="embed" xlink:actuate="onLoad"/></draw:frame><text:s/>à la place de <draw:frame draw:style-name="fr1" draw:name="Objet29" text:anchor-type="as-char" svg:width="0.52cm" svg:height="0.496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list xml:id="list91023324785593" text:continue-numbering="true" text:style-name="lycée_20_2019_20_Paragraphe_5f_num">
        <text:list-item>
          <text:list>
            <text:list-item>
              <text:h text:style-name="Lycée_20_2019Paragraphe" text:outline-level="1">Quantificateurs</text:h>
            </text:list-item>
          </text:list>
        </text:list-item>
      </text:list>
      <text:p text:style-name="Lycée_20_2019_20_Texte_5f_cours_5f_important_20_"><text:span text:style-name="T10">Le symbole</text:span><draw:frame draw:style-name="fr1" draw:name="Objet11" text:anchor-type="as-char" svg:width="0.51cm" svg:height="0.467cm" draw:z-index="10"><draw:object xlink:href="./Object 11" xlink:type="simple" xlink:show="embed" xlink:actuate="onLoad"/><draw:image xlink:href="./ObjectReplacements/Object 11" xlink:type="simple" xlink:show="embed" xlink:actuate="onLoad"/></draw:frame> <text:span text:style-name="T10">se lit : « il existe »</text:span></text:p>
      <text:p text:style-name="Lycée_20_2019_20_Texte_5f_cours_5f_important_20_"><text:span text:style-name="T10">Le symbole</text:span><draw:frame draw:style-name="fr1" draw:name="Objet12" text:anchor-type="as-char" svg:width="0.51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 <text:span text:style-name="T10">se lit : « il n’existe pas »</text:span></text:p>
      <text:p text:style-name="Lycée_20_2019_20_Texte_5f_cours_5f_important_20_"><text:span text:style-name="T10">Le symbole</text:span><draw:frame draw:style-name="fr1" draw:name="Objet13" text:anchor-type="as-char" svg:width="0.633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 <text:span text:style-name="T10">se lit : « Pour tout » ou « Quelque soit »</text:span></text:p>
      <text:list xml:id="list91022684822454" text:continue-list="list91021721349959" text:style-name="Lycée_20_2019_20_Exemple">
        <text:list-item>
          <text:h text:style-name="Lycée_20_2019_20_Exemple" text:outline-level="1"><text:s text:c="2"/></text:h>
        </text:list-item>
      </text:list>
      <text:p text:style-name="lycée_20_2019_20_Texte_5f_cours"><draw:frame draw:style-name="fr1" draw:name="Objet19" text:anchor-type="as-char" svg:width="5.196cm" svg:height="0.573cm" draw:z-index="18"><draw:object xlink:href="./Object 19" xlink:type="simple" xlink:show="embed" xlink:actuate="onLoad"/><draw:image xlink:href="./ObjectReplacements/Object 19" xlink:type="simple" xlink:show="embed" xlink:actuate="onLoad"/></draw:frame><text:s/><text:span text:style-name="T6">E</text:span><text:span text:style-name="T11"> est l’ensemble des nombres pairs.</text:span></text:p>
      <text:p text:style-name="Lycée_20_2019_20_Texte_5f_exo"/>
      <text:p text:style-name="lycée_20_2019_20_Texte_5f_cours"><draw:frame draw:style-name="fr1" draw:name="Objet21" text:anchor-type="as-char" svg:width="5.138cm" svg:height="0.471cm" draw:z-index="20"><draw:object xlink:href="./Object 21" xlink:type="simple" xlink:show="embed" xlink:actuate="onLoad"/><draw:image xlink:href="./ObjectReplacements/Object 21" xlink:type="simple" xlink:show="embed" xlink:actuate="onLoad"/></draw:frame><text:s text:c="3"/><text:span text:style-name="T15">se lit : </text:span></text:p>
      <text:p text:style-name="lycée_20_2019_20_Texte_5f_cours">Pour <text:span text:style-name="T19">tout </text:span><text:span text:style-name="T4">n</text:span> <text:span text:style-name="T12">appartenant à </text:span><text:span text:style-name="T7">E</text:span><text:span text:style-name="T12">, il existe un entier </text:span><text:span text:style-name="T7">p</text:span><text:span text:style-name="T12"> tel que </text:span><text:span text:style-name="T7">n</text:span><text:span text:style-name="T12"> = 2</text:span><text:span text:style-name="T7">p <text:s text:c="2"/></text:span><text:span text:style-name="T14">(c’est vrai!)</text:span></text:p>
      <text:p text:style-name="P12"/>
      <text:p text:style-name="lycée_20_2019_20_Texte_5f_cours"><draw:frame draw:style-name="fr1" draw:name="Objet22" text:anchor-type="as-char" svg:width="5.142cm" svg:height="0.47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 text:c="2"/><text:span text:style-name="T15">se lit :</text:span></text:p>
      <text:p text:style-name="P6">Il existe un entier <text:span text:style-name="T4">p</text:span> et pour tout <text:span text:style-name="T4">n</text:span> appartenant à <text:span text:style-name="T4">E</text:span> , <text:s/><text:span text:style-name="T4">n</text:span> = <text:span text:style-name="T13">2</text:span><text:span text:style-name="T4">p <text:s/></text:span><text:span text:style-name="T14">(c’est faux!)</text:span></text:p>
      <text:p text:style-name="lycée_20_2019_20_Texte_5f_cours"><text:s/></text:p>
      <text:p text:style-name="lycée_20_2019_20_Texte_5f_cours"/>
      <text:p text:style-name="Lycée_20_2019_20_Texte_5f_ex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ycée_20_2019_20_EnTête_20_" style:display-name="Lycée 2019 EnTête " style:family="paragraph" style:auto-update="true">
      <loext:graphic-properties draw:fill="none" draw:fill-color="#eeeeee"/>
      <style:paragraph-properties fo:margin-left="0cm" fo:margin-right="0cm" fo:text-align="end" style:justify-single-word="false" fo:text-indent="0cm" style:auto-text-indent="false" fo:background-color="transparent" fo:padding="0.049cm" fo:border="none"/>
      <style:text-properties fo:font-size="10pt" fo:font-style="italic" fo:font-weight="normal"/>
    </style:style>
    <style:style style:name="lycée_20_2019_20_Texte_5f_cours" style:display-name="lycée 2019 Texte_cours" style:family="paragraph" style:next-style-name="Lycée_20_2019_20_Texte_5f_exo">
      <style:paragraph-properties fo:margin-left="3.6cm" fo:margin-right="0cm" fo:text-align="justify" style:justify-single-word="false" fo:text-indent="0cm" style:auto-text-indent="false"/>
    </style:style>
    <style:style style:name="Lycée_20_2019_20_Pied_20_de_20_page_20_" style:display-name="Lycée 2019 Pied de page " style:family="paragraph" style:next-style-name="Text_20_body">
      <loext:graphic-properties draw:fill="none" draw:fill-color="#dddddd"/>
      <style:paragraph-properties fo:text-align="end" style:justify-single-word="false" fo:background-color="transparent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ycée_20_2019Paragraphe" style:display-name="Lycée 2019Paragraphe" style:family="paragraph" style:next-style-name="lycée_20_2019_20_Texte_5f_cours" style:default-outline-level="1" style:list-style-name="lycée_20_2019_20_Paragraphe_5f_num" style:master-page-name="">
      <style:paragraph-properties fo:margin-top="0.101cm" fo:margin-bottom="0.101cm" loext:contextual-spacing="false" style:page-number="auto">
        <style:tab-stops/>
      </style:paragraph-properties>
      <style:text-properties fo:font-size="16pt" fo:font-style="italic" fo:font-weight="bold"/>
    </style:style>
    <style:style style:name="Lycée_20_2019_20_Définition" style:display-name="Lycée 2019 Définition" style:family="paragraph" style:parent-style-name="Lycée_20_Texte_20_Def_20_prop" style:next-style-name="Lycée_20_2019_20_Texte_5f_cours_5f_important_20_" style:auto-update="true" style:default-outline-level="1" style:list-style-name="Lycée_20_2019_20_Définition" style:master-page-name="">
      <loext:graphic-properties draw:fill="none" draw:fill-color="#729fcf"/>
      <style:paragraph-properties fo:margin-left="1.27cm" fo:margin-right="0cm" fo:text-align="start" style:justify-single-word="false" fo:text-indent="-0.64cm" style:auto-text-indent="false" style:page-number="auto" fo:background-color="transparent">
        <style:tab-stops/>
      </style:paragraph-properties>
      <style:text-properties fo:font-style="italic" fo:font-weight="bold"/>
    </style:style>
    <style:style style:name="Lycée_20_2019_20_Titre_20_Leçon" style:display-name="Lycée 2019 Titre Leçon" style:family="paragraph" style:next-style-name="Lycée_20_2019Paragraphe">
      <style:paragraph-properties fo:text-align="center" style:justify-single-word="false" fo:padding="0.049cm" fo:border="none"/>
      <style:text-properties fo:font-variant="small-caps" fo:font-size="18pt" fo:font-style="italic" fo:font-weight="bold"/>
    </style:style>
    <style:style style:name="Lycée_20_2019_20_Texte_5f_cours_5f_important_20_" style:display-name="Lycée 2019 Texte_cours_important " style:family="paragraph" style:parent-style-name="lycée_20_2019_20_Texte_5f_cours">
      <loext:graphic-properties draw:fill="solid" draw:fill-color="#dddddd"/>
      <style:paragraph-properties fo:text-align="justify" style:justify-single-word="false" fo:background-color="#ddddd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ycée_20_Texte_20_Def_20_prop" style:display-name="Lycée Texte Def prop" style:family="paragraph" style:next-style-name="lycée_20_2019_20_Texte_5f_cours" style:auto-update="true" style:master-page-name="">
      <loext:graphic-properties draw:fill="none" draw:fill-color="#729fcf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tyle="italic" fo:font-weight="bold"/>
    </style:style>
    <style:style style:name="Lycée_20_2019_20_Propriété" style:display-name="Lycée 2019 Propriété" style:family="paragraph" style:parent-style-name="Lycée_20_2019_20_Définition" style:next-style-name="Lycée_20_2019_20_Texte_5f_cours_5f_important_20_" style:list-style-name="Lycée_20_2019_20_Propriété"/>
    <style:style style:name="Lycée_20_2019_20_Exemple" style:display-name="Lycée 2019 Exemple" style:family="paragraph" style:next-style-name="lycée_20_2019_20_Texte_5f_cours" style:default-outline-level="1" style:list-style-name="Lycée_20_2019_20_Exemple">
      <style:paragraph-properties fo:margin-left="1.27cm" fo:margin-right="0cm" fo:text-indent="-0.64cm" style:auto-text-indent="false">
        <style:tab-stops/>
      </style:paragraph-properties>
      <style:text-properties fo:font-style="italic" fo:font-weight="bold"/>
    </style:style>
    <style:style style:name="Lycée_20_2019_20_Théorème" style:display-name="Lycée 2019 Théorème" style:family="paragraph" style:next-style-name="Lycée_20_2019_20_Texte_5f_cours_5f_important_20_" style:default-outline-level="1" style:list-style-name="Lycée_20_2019_20_Théorème">
      <style:text-properties fo:font-style="italic" fo:font-weight="bold"/>
    </style:style>
    <style:style style:name="Lycée_20_2019_20_Exercice" style:display-name="Lycée 2019 Exercice" style:family="paragraph" style:parent-style-name="lycée_20_2019_20_Texte_5f_cours" style:next-style-name="lycée_20_2019_20_Texte_5f_cours" style:default-outline-level="1" style:list-style-name="Lycée_20_2019_20_Exercice">
      <style:paragraph-properties fo:margin-left="1.27cm" fo:margin-right="0cm" fo:text-indent="-0.64cm" style:auto-text-indent="false">
        <style:tab-stops/>
      </style:paragraph-properties>
      <style:text-properties fo:font-style="italic" fo:font-weight="bold"/>
    </style:style>
    <style:style style:name="Lycée_20_2019_20_Méthode" style:display-name="Lycée 2019 Méthode" style:family="paragraph" style:parent-style-name="lycée_20_2019_20_Texte_5f_cours" style:next-style-name="lycée_20_2019_20_Texte_5f_cours" style:default-outline-level="1" style:list-style-name="Lycée_20_2019_20_Méthode">
      <style:text-properties fo:font-style="italic" fo:font-weight="bold"/>
    </style:style>
    <style:style style:name="Lycée_20_2019_20_Remarque" style:display-name="Lycée 2019 Remarque" style:family="paragraph" style:parent-style-name="lycée_20_2019_20_Texte_5f_cours" style:next-style-name="lycée_20_2019_20_Texte_5f_cours" style:default-outline-level="1" style:list-style-name="Lycée_20_2019_20_Remarque">
      <style:text-properties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ycée_20_2019_20_preuve" style:display-name="Lycée 2019 preuve" style:family="paragraph" style:parent-style-name="Lycée_20_2019_20_Propriété" style:next-style-name="lycée_20_2019_20_Texte_5f_cours" style:list-style-name="Lycée_20_2019_20_preuve"/>
    <style:style style:name="Lycée_20_2019_20_Exo_5f_fiche" style:display-name="Lycée 2019 Exo_fiche" style:family="paragraph" style:next-style-name="Lycée_20_2019_20_Texte_5f_exo" style:default-outline-level="1" style:list-style-name="Lycée_20_2019_20_Exo_5f_Fiche">
      <loext:graphic-properties draw:fill="solid" draw:fill-color="#dddddd"/>
      <style:paragraph-properties fo:margin-left="0cm" fo:margin-right="0cm" fo:text-indent="0cm" style:auto-text-indent="false" fo:background-color="#dddddd"/>
      <style:text-properties fo:font-style="italic" fo:font-weight="bold"/>
    </style:style>
    <style:style style:name="Lycée_20_2019_20_Texte_5f_exo" style:display-name="Lycée 2019 Texte_exo" style:family="paragraph" style:parent-style-name="lycée_20_2019_20_Texte_5f_cours">
      <loext:graphic-properties draw:fill="none" draw:fill-color="#729fcf"/>
      <style:paragraph-properties fo:margin-left="0.499cm" fo:margin-right="0cm" fo:text-indent="0cm" style:auto-text-indent="false" fo:background-color="transparent"/>
    </style:style>
    <style:style style:name="Lycée_20_2019_20_Questions" style:display-name="Lycée 2019 Questions" style:family="paragraph" style:parent-style-name="Lycée_20_2019_20_Texte_5f_exo" style:default-outline-level="1" style:list-style-name="Lycée_20_2019_20_questions">
      <style:paragraph-properties fo:margin-left="0.499cm" fo:margin-right="0cm" fo:text-indent="0cm" style:auto-text-indent="false"/>
    </style:style>
    <style:style style:name="Lycée_20_2019_20_texte_5f_exo_5f_réponse" style:display-name="Lycée 2019 texte_exo_réponse" style:family="paragraph" style:parent-style-name="Lycée_20_2019_20_Texte_5f_exo">
      <loext:graphic-properties draw:fill="solid" draw:fill-color="#ffff00"/>
      <style:paragraph-properties fo:background-color="#ffff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ycée_20_2019_20_Paragraphe_5f_niv1" style:display-name="Lycée 2019 Paragraphe_niv1" style:family="text">
      <style:text-properties fo:font-size="16pt" fo:font-style="italic" fo:font-weight="bold"/>
    </style:style>
    <style:style style:name="Numbering_20_Symbols" style:display-name="Numbering Symbols" style:family="text"/>
    <style:style style:name="Lycée_20_2019_20_Paragraphe_5f_niv2" style:display-name="Lycée 2019 Paragraphe_niv2" style:family="text" style:parent-style-name="Lycée_20_2019_20_Paragraphe_5f_niv1">
      <style:text-properties fo:font-size="14pt"/>
    </style:style>
    <style:style style:name="Lycée_20_2019_5f_Paragraphe_5f_niv3" style:display-name="Lycée 2019_Paragraphe_niv3" style:family="text" style:parent-style-name="Lycée_20_2019_20_Paragraphe_5f_niv2">
      <style:text-properties fo:font-size="12pt"/>
    </style:style>
    <style:style style:name="Lycée_20_2019_20_def_5f_prop" style:display-name="Lycée 2019 def_prop" style:family="text" style:parent-style-name="Lycée_20_2019_20_Paragraphe_5f_niv1">
      <style:text-properties fo:font-size="12pt"/>
    </style:style>
    <style:style style:name="lycée_20_2019_20_preuve" style:display-name="lycée 2019 preuve" style:family="text">
      <style:text-properties fo:font-weight="bold"/>
    </style:style>
    <style:style style:name="Lycée_20_2019_20_Exo_5f_fiche" style:display-name="Lycée 2019 Exo_fiche" style:family="text">
      <style:text-properties fo:text-transform="uppercase" fo:font-weight="bold"/>
    </style:style>
    <style:style style:name="Lycée_20_2019_20_Questions" style:display-name="Lycée 2019 Questions" style:family="text">
      <style:text-properties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ycée_20_2019_20_Paragraphe_5f_num" style:display-name="lycée 2019 Paragraphe_num">
      <text:list-level-style-number text:level="1" text:style-name="Lycée_20_2019_20_Paragraphe_5f_niv1" style:num-suffix="  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ycée_20_2019_20_Paragraphe_5f_niv2" style:num-suffix=" 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ycée_20_2019_5f_Paragraphe_5f_niv3" style:num-suffix="  " style:num-format="A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  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ycée_20_2019_20_Définition" style:display-name="Lycée 2019 Définition">
      <text:list-level-style-number text:level="1" text:style-name="Lycée_20_2019_20_def_5f_prop" style:num-prefix="Définition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Propriété" style:display-name="Lycée 2019 Propriété">
      <text:list-level-style-number text:level="1" text:style-name="Lycée_20_2019_20_def_5f_prop" style:num-prefix="Propriété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Théorème" style:display-name="Lycée 2019 Théorème">
      <text:list-level-style-number text:level="1" text:style-name="Lycée_20_2019_20_def_5f_prop" style:num-prefix="Théorèm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Remarque" style:display-name="Lycée 2019 Remarque">
      <text:list-level-style-number text:level="1" text:style-name="Lycée_20_2019_20_def_5f_prop" style:num-prefix="Remarqu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Exemple" style:display-name="Lycée 2019 Exemple">
      <text:list-level-style-number text:level="1" text:style-name="Lycée_20_2019_20_def_5f_prop" style:num-prefix="Exempl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Exercice" style:display-name="Lycée 2019 Exercice">
      <text:list-level-style-number text:level="1" text:style-name="Lycée_20_2019_20_def_5f_prop" style:num-prefix="Exercic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Méthode" style:display-name="Lycée 2019 Méthode">
      <text:list-level-style-number text:level="1" text:style-name="Lycée_20_2019_20_def_5f_prop" style:num-prefix="Méthode n°" style:num-suffix=".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preuve" style:display-name="Lycée 2019 preuve">
      <text:list-level-style-number text:level="1" text:style-name="lycée_20_2019_20_preuve" style:num-prefix="preuve" style:num-suffix=" :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Exo_5f_Fiche" style:display-name="Lycée 2019 Exo_Fiche">
      <text:list-level-style-number text:level="1" text:style-name="Lycée_20_2019_20_Exo_5f_fiche" style:num-prefix="EXERCICE N°" style:num-suffix="    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ycée_20_2019_20_questions" style:display-name="Lycée 2019 questions">
      <text:list-level-style-number text:level="1" text:style-name="Lycée_20_2019_20_Question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ycée_20_2019_20_Questions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ycée_20_2019_20_Questions" style:num-suffix=")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7bdc" officeooo:paragraph-rsid="00067bdc"/>
    </style:style>
    <style:style style:name="MP2" style:family="paragraph" style:parent-style-name="Lycée_20_2019_20_EnTête_20_">
      <style:text-properties officeooo:rsid="00106011" officeooo:paragraph-rsid="002a6e02"/>
    </style:style>
    <style:style style:name="MP3" style:family="paragraph" style:parent-style-name="Lycée_20_2019_20_EnTête_20_">
      <style:text-properties officeooo:rsid="00106011" officeooo:paragraph-rsid="00106011"/>
    </style:style>
    <style:style style:name="MP4" style:family="paragraph" style:parent-style-name="Lycée_20_2019_20_Pied_20_de_20_page_20_">
      <style:text-properties officeooo:paragraph-rsid="002a6e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9999" draw:opacity="10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dddddd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alcul littéral </text:p>
      </style:header>
    </style:master-page>
    <style:master-page style:name="Lycée_20_2019" style:display-name="Lycée 2019" style:page-layout-name="Mpm2">
      <style:header>
        <text:p text:style-name="MP2">Seconde Programme 2019</text:p>
      </style:header>
      <loext:header-first>
        <text:p text:style-name="MP3">Seconde Programme 2019</text:p>
      </loext:header-first>
      <style:footer>
        <text:p text:style-name="MP4">Page <text:page-number text:select-page="current">0</text:page-number></text:p>
      </style:footer>
      <loext:footer-first>
        <text:p text:style-name="Lycée_20_2019_20_Pied_20_de_20_page_20_">Page <text:page-number text:select-page="current">0</text:page-number></text:p>
      </loext:footer-first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Lycée_20_2019_20_fiche_20_exo" style:display-name="Lycée 2019 fiche exo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6:56:45.511000000</meta:creation-date>
    <meta:editing-duration>PT3H23M55S</meta:editing-duration>
    <meta:editing-cycles>38</meta:editing-cycles>
    <meta:generator>LibreOffice/6.1.5.2$Windows_X86_64 LibreOffice_project/90f8dcf33c87b3705e78202e3df5142b201bd805</meta:generator>
    <meta:initial-creator>Monsieur SZCZEBARA</meta:initial-creator>
    <dc:date>2019-09-28T09:10:20.818000000</dc:date>
    <dc:creator>Monsieur SZCZEBARA</dc:creator>
    <meta:document-statistic meta:table-count="0" meta:image-count="0" meta:object-count="29" meta:page-count="1" meta:paragraph-count="49" meta:word-count="324" meta:character-count="1645" meta:non-whitespace-character-count="1291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row>
          <mi>a</mi>
          <mtext>;</mtext>
          <mi>b</mi>
          <mtext>;</mtext>
          <mi>c</mi>
        </mrow>
      </mrow>
      <mo fence="true" stretchy="true">}</mo>
    </mrow>
    <annotation encoding="StarMath 5.0">left lbrace a";" b ";" c right rbrace</annotation>
  </semantics>
</math>
</file>

<file path=Object 10/content.xml><?xml version="1.0" encoding="utf-8"?>
<math xmlns="http://www.w3.org/1998/Math/MathML" display="block">
  <semantics>
    <mi mathvariant="normal">ℕ</mi>
    <annotation encoding="StarMath 5.0">%Ux2115 </annotation>
  </semantics>
</math>
</file>

<file path=Object 11/content.xml><?xml version="1.0" encoding="utf-8"?>
<math xmlns="http://www.w3.org/1998/Math/MathML" display="block">
  <semantics>
    <mrow>
      <mo stretchy="false">∃</mo>
      <mrow/>
    </mrow>
    <annotation encoding="StarMath 5.0">exists {  }</annotation>
  </semantics>
</math>
</file>

<file path=Object 12/content.xml><?xml version="1.0" encoding="utf-8"?>
<math xmlns="http://www.w3.org/1998/Math/MathML" display="block">
  <semantics>
    <mrow>
      <mo stretchy="false">∄</mo>
      <mrow/>
    </mrow>
    <annotation encoding="StarMath 5.0">notexists  {  }</annotation>
  </semantics>
</math>
</file>

<file path=Object 13/content.xml><?xml version="1.0" encoding="utf-8"?>
<math xmlns="http://www.w3.org/1998/Math/MathML" display="block">
  <semantics>
    <mrow>
      <mo stretchy="false">∀</mo>
      <mrow/>
    </mrow>
    <annotation encoding="StarMath 5.0">forall    {  }</annotation>
  </semantics>
</math>
</file>

<file path=Object 14/content.xml><?xml version="1.0" encoding="utf-8"?>
<math xmlns="http://www.w3.org/1998/Math/MathML" display="block">
  <semantics>
    <mrow>
      <mi>E</mi>
      <mrow>
        <mtext> </mtext>
        <mo stretchy="false">⊂</mo>
        <mtext> </mtext>
      </mrow>
      <mi>F</mi>
    </mrow>
    <annotation encoding="StarMath 5.0">E " " subset " " F</annotation>
  </semantics>
</math>
</file>

<file path=Object 15/content.xml><?xml version="1.0" encoding="utf-8"?>
<math xmlns="http://www.w3.org/1998/Math/MathML" display="block">
  <semantics>
    <mrow>
      <mi mathvariant="normal">ℕ</mi>
      <mrow>
        <mtext> </mtext>
        <mo stretchy="false">⊂</mo>
        <mtext> </mtext>
      </mrow>
      <mi mathvariant="normal">ℤ</mi>
      <mrow>
        <mtext> </mtext>
        <mo stretchy="false">⊂</mo>
        <mtext> </mtext>
      </mrow>
      <mi mathvariant="normal">ⅅ</mi>
      <mrow>
        <mtext> </mtext>
        <mo stretchy="false">⊂</mo>
        <mtext> </mtext>
      </mrow>
      <mi mathvariant="normal">ℚ</mi>
      <mrow>
        <mtext> </mtext>
        <mo stretchy="false">⊂</mo>
        <mtext> </mtext>
      </mrow>
      <mi mathvariant="normal">ℝ</mi>
      <mrow>
        <mtext> </mtext>
        <mo stretchy="false">⊂</mo>
        <mtext> </mtext>
      </mrow>
      <mi mathvariant="normal">ℂ</mi>
    </mrow>
    <annotation encoding="StarMath 5.0">%Ux2115  " " subset " " %Ux2124 " " subset " " %Ux2145 " " subset " " %Ux211A " " subset " " %Ux211D " " subset " " %Ux2102 </annotation>
  </semantics>
</math>
</file>

<file path=Object 16/content.xml><?xml version="1.0" encoding="utf-8"?>
<math xmlns="http://www.w3.org/1998/Math/MathML" display="block">
  <semantics>
    <mrow>
      <mi>E</mi>
      <mo stretchy="false">⊆</mo>
      <mi>F</mi>
    </mrow>
    <annotation encoding="StarMath 5.0">E subseteq F</annotation>
  </semantics>
</math>
</file>

<file path=Object 17/content.xml><?xml version="1.0" encoding="utf-8"?>
<math xmlns="http://www.w3.org/1998/Math/MathML" display="block">
  <semantics>
    <mrow>
      <mi>E</mi>
      <mrow>
        <mtext> </mtext>
        <mo stretchy="false">⊄</mo>
        <mtext> </mtext>
      </mrow>
      <mi>F</mi>
    </mrow>
    <annotation encoding="StarMath 5.0"> E " " nsubset " " F</annotation>
  </semantics>
</math>
</file>

<file path=Object 18/content.xml><?xml version="1.0" encoding="utf-8"?>
<math xmlns="http://www.w3.org/1998/Math/MathML" display="block">
  <semantics>
    <mrow>
      <mi>F</mi>
      <mo stretchy="false">⊃</mo>
      <mi>E</mi>
    </mrow>
    <annotation encoding="StarMath 5.0">F supset E</annotation>
  </semantics>
</math>
</file>

<file path=Object 19/content.xml><?xml version="1.0" encoding="utf-8"?>
<math xmlns="http://www.w3.org/1998/Math/MathML" display="block">
  <semantics>
    <mrow>
      <mi>E</mi>
      <mo stretchy="false">=</mo>
      <mrow>
        <mo fence="true" stretchy="false">{</mo>
        <mrow>
          <mrow>
            <mi>n</mi>
            <mrow>
              <mtext> </mtext>
              <mo stretchy="false">∈</mo>
              <mtext> </mtext>
            </mrow>
            <mi mathvariant="normal">ℕ</mi>
            <mrow>
              <mtext> </mtext>
              <mo stretchy="false">/</mo>
              <mtext> </mtext>
            </mrow>
            <mo stretchy="false">∃</mo>
            <mrow>
              <mi>p</mi>
              <mo stretchy="false">∈</mo>
              <mi mathvariant="normal">ℕ</mi>
            </mrow>
            <mi>,</mi>
            <mrow>
              <mi>n</mi>
              <mo stretchy="false">=</mo>
              <mn>2</mn>
            </mrow>
            <mi>p</mi>
          </mrow>
        </mrow>
        <mo fence="true" stretchy="false">}</mo>
      </mrow>
    </mrow>
    <annotation encoding="StarMath 5.0">E = lbrace n " "in " " %Ux2115" " / " "exists p in %Ux2115 , n=2p rbrace</annotation>
  </semantics>
</math>
</file>

<file path=Object 2/content.xml><?xml version="1.0" encoding="utf-8"?>
<math xmlns="http://www.w3.org/1998/Math/MathML" display="block">
  <semantics>
    <mrow>
      <mo fence="true" stretchy="true">{</mo>
      <mrow>
        <mrow>
          <mn>3,1</mn>
          <mrow>
            <mtext>;</mtext>
            <mo stretchy="false">−</mo>
            <mn>2,1</mn>
          </mrow>
          <mtext>;</mtext>
          <mn>8</mn>
          <mi>;</mi>
          <mn>25</mn>
        </mrow>
      </mrow>
      <mo fence="true" stretchy="true">}</mo>
    </mrow>
    <annotation encoding="StarMath 5.0">left lbrace 3,1";"-2,1";"8;25  right rbrace</annotation>
  </semantics>
</math>
</file>

<file path=Object 20/content.xml><?xml version="1.0" encoding="utf-8"?>
<math xmlns="http://www.w3.org/1998/Math/MathML" display="block">
  <semantics>
    <mrow>
      <mi>F</mi>
      <mo stretchy="false">⊇</mo>
      <mi>E</mi>
    </mrow>
    <annotation encoding="StarMath 5.0">   F supseteq E</annotation>
  </semantics>
</math>
</file>

<file path=Object 21/content.xml><?xml version="1.0" encoding="utf-8"?>
<math xmlns="http://www.w3.org/1998/Math/MathML" display="block">
  <semantics>
    <mrow>
      <mo stretchy="false">∀</mo>
      <mtext> </mtext>
      <mi>n</mi>
      <mrow>
        <mtext> </mtext>
        <mo stretchy="false">∈</mo>
        <mtext> </mtext>
      </mrow>
      <mi>E</mi>
      <mi>,</mi>
      <mo stretchy="false">∃</mo>
      <mtext> </mtext>
      <mi>p</mi>
      <mrow>
        <mtext> </mtext>
        <mo stretchy="false">∈</mo>
        <mtext> </mtext>
      </mrow>
      <mi mathvariant="normal">ℕ</mi>
      <mi>,</mi>
      <mrow>
        <mi>n</mi>
        <mo stretchy="false">=</mo>
        <mn>2</mn>
      </mrow>
      <mi>p</mi>
    </mrow>
    <annotation encoding="StarMath 5.0">forall " "n" " in" " E , exists " " p " "in " " %Ux2115, n = 2p</annotation>
  </semantics>
</math>
</file>

<file path=Object 22/content.xml><?xml version="1.0" encoding="utf-8"?>
<math xmlns="http://www.w3.org/1998/Math/MathML" display="block">
  <semantics>
    <mrow>
      <mo stretchy="false">∃</mo>
      <mtext> </mtext>
      <mi>p</mi>
      <mrow>
        <mtext> </mtext>
        <mo stretchy="false">∈</mo>
        <mtext> </mtext>
      </mrow>
      <mi mathvariant="normal">ℕ</mi>
      <mi>,</mi>
      <mo stretchy="false">∀</mo>
      <mtext> </mtext>
      <mi>n</mi>
      <mrow>
        <mtext> </mtext>
        <mo stretchy="false">∈</mo>
        <mtext> </mtext>
      </mrow>
      <mi>E</mi>
      <mi>,</mi>
      <mrow>
        <mi>n</mi>
        <mo stretchy="false">=</mo>
        <mn>2</mn>
      </mrow>
      <mi>p</mi>
    </mrow>
    <annotation encoding="StarMath 5.0">exists " " p " "in " " %Ux2115 ,forall " "n" " in" " E ,  n = 2p</annotation>
  </semantics>
</math>
</file>

<file path=Object 23/content.xml><?xml version="1.0" encoding="utf-8"?>
<math xmlns="http://www.w3.org/1998/Math/MathML" display="block">
  <semantics>
    <mrow>
      <mi>E</mi>
      <mrow>
        <mtext> </mtext>
        <mo stretchy="false">∩</mo>
        <mtext> </mtext>
      </mrow>
      <mi>F</mi>
    </mrow>
    <annotation encoding="StarMath 5.0">E " "intersection " "F</annotation>
  </semantics>
</math>
</file>

<file path=Object 24/content.xml><?xml version="1.0" encoding="utf-8"?>
<math xmlns="http://www.w3.org/1998/Math/MathML" display="block">
  <semantics>
    <mrow>
      <mi>E</mi>
      <mrow>
        <mtext> </mtext>
        <mo stretchy="false">∪</mo>
        <mtext> </mtext>
      </mrow>
      <mi>F</mi>
    </mrow>
    <annotation encoding="StarMath 5.0">E " " union " "F</annotation>
  </semantics>
</math>
</file>

<file path=Object 25/content.xml><?xml version="1.0" encoding="utf-8"?>
<math xmlns="http://www.w3.org/1998/Math/MathML" display="block">
  <semantics>
    <mover accent="true">
      <mi>E</mi>
      <mo>¯</mo>
    </mover>
    <annotation encoding="StarMath 5.0">overline { E } </annotation>
  </semantics>
</math>
</file>

<file path=Object 26/content.xml><?xml version="1.0" encoding="utf-8"?>
<math xmlns="http://www.w3.org/1998/Math/MathML" display="block">
  <semantics>
    <mrow>
      <mi>E</mi>
      <mrow>
        <mtext> </mtext>
        <mo stretchy="false">⊂</mo>
        <mtext> </mtext>
      </mrow>
      <mi>G</mi>
    </mrow>
    <annotation encoding="StarMath 5.0">E " " subset " " G</annotation>
  </semantics>
</math>
</file>

<file path=Object 27/content.xml><?xml version="1.0" encoding="utf-8"?>
<math xmlns="http://www.w3.org/1998/Math/MathML" display="block">
  <semantics>
    <mrow>
      <mi>F</mi>
      <mrow>
        <mtext> </mtext>
        <mo stretchy="false">⊂</mo>
        <mtext> </mtext>
      </mrow>
      <mi>G</mi>
    </mrow>
    <annotation encoding="StarMath 5.0">F " " subset " " G</annotation>
  </semantics>
</math>
</file>

<file path=Object 28/content.xml><?xml version="1.0" encoding="utf-8"?>
<math xmlns="http://www.w3.org/1998/Math/MathML" display="block">
  <semantics>
    <mrow>
      <mi>G</mi>
      <mo stretchy="false">∖</mo>
      <mi>E</mi>
    </mrow>
    <annotation encoding="StarMath 5.0">G setminus E</annotation>
  </semantics>
</math>
</file>

<file path=Object 29/content.xml><?xml version="1.0" encoding="utf-8"?>
<math xmlns="http://www.w3.org/1998/Math/MathML" display="block">
  <semantics>
    <mover accent="true">
      <mi>E</mi>
      <mo>¯</mo>
    </mover>
    <annotation encoding="StarMath 5.0">overline { E } </annotation>
  </semantics>
</math>
</file>

<file path=Object 3/content.xml><?xml version="1.0" encoding="utf-8"?>
<math xmlns="http://www.w3.org/1998/Math/MathML" display="block">
  <semantics>
    <mrow>
      <mi mathvariant="normal">ℕ</mi>
      <mtext>;</mtext>
      <mi mathvariant="normal">ℤ</mi>
      <mtext>;</mtext>
      <mi mathvariant="normal">ⅅ</mi>
      <mtext>;</mtext>
      <mi mathvariant="normal">ℚ</mi>
      <mtext>;</mtext>
      <mi mathvariant="normal">ℝ</mi>
      <mtext> et </mtext>
      <mi mathvariant="normal">ℂ</mi>
    </mrow>
    <annotation encoding="StarMath 5.0">%Ux2115  ";" %Ux2124 ";" %Ux2145 ";"  %Ux211A ";" %Ux211D " et " %Ux2102 </annotation>
  </semantics>
</math>
</file>

<file path=Object 4/content.xml><?xml version="1.0" encoding="utf-8"?>
<math xmlns="http://www.w3.org/1998/Math/MathML" display="block">
  <semantics>
    <mrow>
      <mrow/>
      <mo stretchy="false">∈</mo>
      <mrow/>
    </mrow>
    <annotation encoding="StarMath 5.0">{  }  in {  }</annotation>
  </semantics>
</math>
</file>

<file path=Object 5/content.xml><?xml version="1.0" encoding="utf-8"?>
<math xmlns="http://www.w3.org/1998/Math/MathML" display="block">
  <semantics>
    <mrow>
      <mrow/>
      <mo stretchy="false">∉</mo>
      <mrow/>
    </mrow>
    <annotation encoding="StarMath 5.0">{  }  notin {  }</annotation>
  </semantics>
</math>
</file>

<file path=Object 6/content.xml><?xml version="1.0" encoding="utf-8"?>
<math xmlns="http://www.w3.org/1998/Math/MathML" display="block">
  <semantics>
    <mrow>
      <mi>a</mi>
      <mrow>
        <mtext> </mtext>
        <mo stretchy="false">∈</mo>
        <mtext> </mtext>
      </mrow>
      <mrow>
        <mo fence="true" stretchy="false">{</mo>
        <mrow>
          <mrow>
            <mi>a</mi>
            <mtext>;</mtext>
            <mi>b</mi>
            <mtext>;</mtext>
            <mi>c</mi>
          </mrow>
        </mrow>
        <mo fence="true" stretchy="false">}</mo>
      </mrow>
    </mrow>
    <annotation encoding="StarMath 5.0">a" " in" " lbrace a";"b";"c rbrace</annotation>
  </semantics>
</math>
</file>

<file path=Object 7/content.xml><?xml version="1.0" encoding="utf-8"?>
<math xmlns="http://www.w3.org/1998/Math/MathML" display="block">
  <semantics>
    <mrow>
      <mi>E</mi>
      <mo stretchy="false">=</mo>
      <mrow>
        <mo fence="true" stretchy="false">{</mo>
        <mrow>
          <mrow>
            <mn>4</mn>
            <mtext>;</mtext>
            <mi>d</mi>
            <mtext>;</mtext>
            <mn>8</mn>
            <mtext>;</mtext>
            <mn>22</mn>
          </mrow>
        </mrow>
        <mo fence="true" stretchy="false">}</mo>
      </mrow>
    </mrow>
    <annotation encoding="StarMath 5.0">E = lbrace 4 ";" d ";" 8 ";" 22  rbrace</annotation>
  </semantics>
</math>
</file>

<file path=Object 8/content.xml><?xml version="1.0" encoding="utf-8"?>
<math xmlns="http://www.w3.org/1998/Math/MathML" display="block">
  <semantics>
    <mrow>
      <mn>4</mn>
      <mrow>
        <mtext> </mtext>
        <mo stretchy="false">∉</mo>
        <mtext>   </mtext>
      </mrow>
      <mrow>
        <mo fence="true" stretchy="false">{</mo>
        <mrow>
          <mrow>
            <mi>a</mi>
            <mtext>;</mtext>
            <mi>b</mi>
            <mtext>;</mtext>
            <mi>c</mi>
          </mrow>
        </mrow>
        <mo fence="true" stretchy="false">}</mo>
      </mrow>
    </mrow>
    <annotation encoding="StarMath 5.0">4 " "notin"   " lbrace a";"b";"c rbrace</annotation>
  </semantics>
</math>
</file>

<file path=Object 9/content.xml><?xml version="1.0" encoding="utf-8"?>
<math xmlns="http://www.w3.org/1998/Math/MathML" display="block">
  <semantics>
    <mrow>
      <mo fence="true" stretchy="false">{</mo>
      <mrow>
        <mrow>
          <mi>x</mi>
          <mo stretchy="false">∈</mo>
          <mrow>
            <mi mathvariant="normal">ℤ</mi>
            <mo stretchy="false">/</mo>
            <mi>x</mi>
          </mrow>
          <mo stretchy="false">⩾</mo>
          <mn>0</mn>
        </mrow>
      </mrow>
      <mo fence="true" stretchy="false">}</mo>
    </mrow>
    <annotation encoding="StarMath 5.0">lbrace x in %Ux2124   / x geslant 0 rbrace</annotation>
  </semantics>
</math>
</file>